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0edd" officeooo:paragraph-rsid="0022652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246052"/>
    </style:style>
    <style:style style:name="P3" style:family="paragraph" style:parent-style-name="Standard">
      <style:text-properties officeooo:paragraph-rsid="00263dff"/>
    </style:style>
    <style:style style:name="P4" style:family="paragraph" style:parent-style-name="Standard">
      <style:text-properties fo:font-weight="normal" officeooo:paragraph-rsid="00263dff" style:font-weight-asian="normal" style:font-weight-complex="normal"/>
    </style:style>
    <style:style style:name="P5" style:family="paragraph" style:parent-style-name="Standard">
      <style:text-properties officeooo:paragraph-rsid="00246052"/>
    </style:style>
    <style:style style:name="P6" style:family="paragraph" style:parent-style-name="Standard">
      <style:text-properties style:font-name="Arial" fo:font-weight="normal" officeooo:paragraph-rsid="002c30bc" style:font-weight-asian="normal" style:font-weight-complex="normal"/>
    </style:style>
    <style:style style:name="P7" style:family="paragraph" style:parent-style-name="Standard">
      <style:text-properties style:font-name="Arial" fo:font-weight="normal" officeooo:paragraph-rsid="002cf264" style:font-weight-asian="normal" style:font-weight-complex="normal"/>
    </style:style>
    <style:style style:name="P8" style:family="paragraph" style:parent-style-name="Standard">
      <style:text-properties style:font-name="Arial" fo:font-weight="normal" officeooo:paragraph-rsid="002ea459" style:font-weight-asian="normal" style:font-weight-complex="normal"/>
    </style:style>
    <style:style style:name="P9" style:family="paragraph" style:parent-style-name="Standard">
      <style:text-properties style:font-name="Arial" fo:font-weight="normal" officeooo:paragraph-rsid="002ec56f" style:font-weight-asian="normal" style:font-weight-complex="normal"/>
    </style:style>
    <style:style style:name="P10" style:family="paragraph" style:parent-style-name="Standard">
      <style:text-properties style:font-name="Arial" fo:font-weight="normal" officeooo:paragraph-rsid="002f2064" style:font-weight-asian="normal" style:font-weight-complex="normal"/>
    </style:style>
    <style:style style:name="P11" style:family="paragraph" style:parent-style-name="Standard">
      <style:text-properties style:font-name="Arial" fo:font-weight="normal" officeooo:paragraph-rsid="0030e4e3" style:font-weight-asian="normal" style:font-weight-complex="normal"/>
    </style:style>
    <style:style style:name="P12" style:family="paragraph" style:parent-style-name="Standard">
      <style:text-properties style:font-name="Arial" fo:font-weight="bold" officeooo:paragraph-rsid="002c30bc" style:font-weight-asian="bold" style:font-weight-complex="bold"/>
    </style:style>
    <style:style style:name="P13" style:family="paragraph" style:parent-style-name="Standard">
      <style:text-properties style:font-name="Arial" officeooo:paragraph-rsid="002c30bc"/>
    </style:style>
    <style:style style:name="P14" style:family="paragraph" style:parent-style-name="Standard">
      <style:text-properties style:font-name="Arial" fo:font-size="11pt" fo:font-weight="normal" officeooo:paragraph-rsid="002f2064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2pt" fo:font-weight="normal" officeooo:paragraph-rsid="002f2064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paragraph-rsid="002c30bc"/>
    </style:style>
    <style:style style:name="P17" style:family="paragraph" style:parent-style-name="Standard">
      <style:text-properties officeooo:paragraph-rsid="002cf264"/>
    </style:style>
    <style:style style:name="P18" style:family="paragraph" style:parent-style-name="Standard">
      <style:text-properties officeooo:paragraph-rsid="002ea459"/>
    </style:style>
    <style:style style:name="P19" style:family="paragraph" style:parent-style-name="Standard">
      <style:text-properties fo:font-size="11pt" style:font-size-asian="11pt" style:font-size-complex="11pt"/>
    </style:style>
    <style:style style:name="T1" style:family="text">
      <style:text-properties officeooo:rsid="001f0e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f264" style:font-weight-asian="bold" style:font-weight-complex="bold"/>
    </style:style>
    <style:style style:name="T4" style:family="text">
      <style:text-properties fo:font-weight="bold" officeooo:rsid="002ea459" style:font-weight-asian="bold" style:font-weight-complex="bold"/>
    </style:style>
    <style:style style:name="T5" style:family="text">
      <style:text-properties officeooo:rsid="0024605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7f7f7f" fo:font-weight="bold" style:font-weight-asian="bold" style:font-weight-complex="bold"/>
    </style:style>
    <style:style style:name="T8" style:family="text">
      <style:text-properties officeooo:rsid="002cf264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2cf264" style:font-weight-asian="normal" style:font-weight-complex="normal"/>
    </style:style>
    <style:style style:name="T11" style:family="text">
      <style:text-properties style:font-name="Arial" fo:font-weight="bold" officeooo:rsid="002cf264" style:font-weight-asian="bold" style:font-weight-complex="bold"/>
    </style:style>
    <style:style style:name="T1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</text:p>
      <text:p text:style-name="Standard"/>
      <text:p text:style-name="P19"><text:span text:style-name="T2">Defina o conceito de atomicidade:</text:span> Este conceito define que determinadas operações devem ser executadas por completo</text:p>
      <text:p text:style-name="Standard"/>
      <text:p text:style-name="Standard">As restrições podem ser divididas em três tipos: integridade de domínio, integridade de entidade e integridade referencial.</text:p>
      <text:p text:style-name="Standard"/>
      <text:p text:style-name="Standard">- <text:span text:style-name="T1">I</text:span><text:span text:style-name="T2">ntegridade de domínio</text:span> está relacionada aos campos de uma tabela.</text:p>
      <text:p text:style-name="Standard">As restrições deste tipo são: DEFAULT, CHECK e REFERENCES.</text:p>
      <text:p text:style-name="Standard"/>
      <text:p text:style-name="Standard">- <text:span text:style-name="T2">Integridade de entidade</text:span> está relacionada aos registros.</text:p>
      <text:p text:style-name="Standard">As restrições deste tipo são: PRIMARY KEY e UNIQUE.</text:p>
      <text:p text:style-name="Standard"/>
      <text:p text:style-name="Standard"><text:span text:style-name="T1">- I</text:span><text:span text:style-name="T2">ntegridade referencial</text:span> está correlatada aos relacionamentos entre tabelas.</text:p>
      <text:p text:style-name="Standard">As restrições deste tipo são: FOREIGN KEY e CHECK</text:p>
      <text:p text:style-name="Standard"/>
      <text:p text:style-name="Standard"/>
      <text:p text:style-name="Standard">Uma linguagem de programação de banco de dados pode ser dividida em três grandes grupos: a linguagem de definição de dados <text:span text:style-name="T2">(DDL – Data Definition Language)</text:span>, a linguagem de controle de dados <text:span text:style-name="T2">(DCL – Data Control Language)</text:span> e a linguagem de manipulação de dados <text:span text:style-name="T2">(DML – Data Manipulation Language)</text:span></text:p>
      <text:p text:style-name="Standard"/>
      <text:p text:style-name="Standard">- <text:span text:style-name="T2">DISTINCT </text:span>Esta instrução tem o papel de omitir todos os resultados duplicados.</text:p>
      <text:p text:style-name="Standard"/>
      <text:p text:style-name="P2">- <text:span text:style-name="T2">WHERE</text:span> <text:span text:style-name="T5">condição (</text:span>As condições devem utilizar operadores de comparação<text:span text:style-name="T5">).</text:span></text:p>
      <text:p text:style-name="P2"/>
      <text:p text:style-name="Standard">- <text:span text:style-name="T2">BETWEEN</text:span>, no qual pode ser especificado o intervalo de valores.</text:p>
      <text:p text:style-name="Standard"/>
      <text:p text:style-name="P2"><text:span text:style-name="T5">- </text:span><text:span text:style-name="T2">LIKE</text:span>, no qual podem ser especificadas partes de uma palavra.</text:p>
      <text:p text:style-name="P2"/>
      <text:p text:style-name="P2"><text:span text:style-name="T5">- </text:span><text:span text:style-name="T2">IN</text:span> utiliza uma lista de valores para a comparação.</text:p>
      <text:p text:style-name="P2"/>
      <text:p text:style-name="P2"><text:span text:style-name="T5">- </text:span>Várias condições podem ser consideradas em uma mesma cláusula <text:span text:style-name="T2">WHERE</text:span> utilizando os operadores lógicos E (<text:span text:style-name="T2">AND</text:span>), OU (<text:span text:style-name="T2">OR</text:span>) ou NÃO (<text:span text:style-name="T2">NOT</text:span>).</text:p>
      <text:p text:style-name="P2"/>
      <text:p text:style-name="P3"><text:span text:style-name="T5">- </text:span><text:span text:style-name="T2">JOIN</text:span>, que explicita uma junção entre tabelas.</text:p>
      <text:p text:style-name="P3"/>
      <text:p text:style-name="P3">Os <text:span text:style-name="T2">JOINs</text:span> podem ser divididos em dois tipos: <text:span text:style-name="T2">OUTER</text:span> <text:span text:style-name="T2">JOIN</text:span> e <text:span text:style-name="T2">INNER</text:span> <text:span text:style-name="T2">JOIN</text:span>.</text:p>
      <text:p text:style-name="P3"/>
      <text:p text:style-name="P3">A opção pelo <text:span text:style-name="T2">OUTER</text:span> <text:span text:style-name="T2">JOIN</text:span> deve ser feita sempre que todos os resultados de uma das tabelas devam ser mostrados, mesmo que alguns dos dados não tenham nenhum relacionamento com a outra tabela. Para relacionar as tabelas com o <text:span text:style-name="T2">OUTER</text:span> <text:span text:style-name="T2">JOIN</text:span>, é necessário saber qual das tabelas terão todos os resultados preservados e isto deverá ser indicado através das três formas de <text:span text:style-name="T2">OUTER</text:span> <text:span text:style-name="T2">JOIN</text:span>: <text:span text:style-name="T2">LEFT</text:span> <text:span text:style-name="T2">OUTER</text:span> <text:span text:style-name="T2">JOIN</text:span>, <text:span text:style-name="T2">RIGHT</text:span> <text:span text:style-name="T2">OUTER</text:span> <text:span text:style-name="T2">JOIN</text:span> e <text:span text:style-name="T2">FULL</text:span> <text:span text:style-name="T2">OUTER</text:span> <text:span text:style-name="T2">JOIN</text:span><text:span text:style-name="T6">.</text:span></text:p>
      <text:p text:style-name="P4"/>
      <text:p text:style-name="P3"><text:span text:style-name="T6">O </text:span><text:span text:style-name="T2">LEFT</text:span><text:span text:style-name="T6"> </text:span><text:span text:style-name="T2">OUTER</text:span><text:span text:style-name="T6"> </text:span><text:span text:style-name="T2">JOIN</text:span><text:span text:style-name="T6"> preserva todos os resultados da tabela à esquerda do comando e o </text:span><text:span text:style-name="T2">RIGHT</text:span><text:span text:style-name="T6"> </text:span><text:span text:style-name="T2">OUTER</text:span><text:span text:style-name="T6"> </text:span><text:span text:style-name="T2">JOIN</text:span><text:span text:style-name="T6">, por sua vez, preserva os resultados da tabela à direita. Já o </text:span><text:span text:style-name="T2">FULL</text:span><text:span text:style-name="T6"> </text:span><text:span text:style-name="T2">OUTER</text:span><text:span text:style-name="T6"> </text:span><text:span text:style-name="T2">JOIN</text:span><text:span text:style-name="T6"> preserva o resultado das duas tabelas.</text:span></text:p>
      <text:p text:style-name="P4"/>
      <text:p text:style-name="P3"><text:span text:style-name="T6">Diferentemente do </text:span><text:span text:style-name="T2">OUTER</text:span><text:span text:style-name="T6"> </text:span><text:span text:style-name="T2">JOIN</text:span><text:span text:style-name="T6">, o </text:span><text:span text:style-name="T2">INNER</text:span><text:span text:style-name="T6"> </text:span><text:span text:style-name="T2">JOIN</text:span><text:span text:style-name="T6"> somente exibe os registros no qual ambas as tabelas estão relacionadas</text:span></text:p>
      <text:p text:style-name="P4"/>
      <text:p text:style-name="P2"><text:span text:style-name="T5">- </text:span>A estrutura do comando <text:span text:style-name="T2">SELECT</text:span> permite que sejam utilizadas funções de agregação como soma (<text:span text:style-name="T2">SUM</text:span>), contagem (<text:span text:style-name="T2">COUNT</text:span>) e Média (<text:span text:style-name="T2">AVG</text:span>).</text:p>
      <text:p text:style-name="P13"><text:soft-page-break/>A <text:span text:style-name="T2">DML</text:span> contém uma série de comandos responsáveis por inserir, excluir, alterar e consultar.</text:p>
      <text:p text:style-name="P13"/>
      <text:p text:style-name="P13">A estrutura <text:span text:style-name="T2">CASE</text:span> também pode ser utilizada para que a atualização possa ser variável.</text:p>
      <text:p text:style-name="P13"/>
      <text:p text:style-name="P13"><text:span text:style-name="T2">UPDATE</text:span> Produto <text:span text:style-name="T2">SET</text:span> ValorVenda_Produto = <text:span text:style-name="T2">CASE</text:span> </text:p>
      <text:p text:style-name="P13"><text:tab/><text:span text:style-name="T2">WHEN</text:span> UnidadeMedida_Produto = ‘CX’ </text:p>
      <text:p text:style-name="P13"><text:tab/><text:tab/><text:span text:style-name="T2">THEN</text:span> <text:span text:style-name="T7">ROUND</text:span>(ValorVenda_Produto*0.75,2) </text:p>
      <text:p text:style-name="P13"><text:tab/><text:span text:style-name="T2">WHEN</text:span> UnidadeMedida_Produto = ‘PCT’ </text:p>
      <text:p text:style-name="P13"><text:tab/><text:tab/><text:span text:style-name="T2">THEN</text:span> <text:span text:style-name="T7">ROUND</text:span>(ValorVenda_Produto*0.95,2) <text:tab/></text:p>
      <text:p text:style-name="P13"><text:tab/><text:span text:style-name="T2">ELSE</text:span> ValorVenda_Produto + 0.1 </text:p>
      <text:p text:style-name="P12">END</text:p>
      <text:p text:style-name="P6"/>
      <text:p text:style-name="P6">Um das características de um banco de dados é a <text:span text:style-name="T2">atomicidade</text:span>. </text:p>
      <text:p text:style-name="P6"/>
      <text:p text:style-name="P6"/>
      <text:p text:style-name="P6">- O uso do controle de transação está implícito nos comandos <text:span text:style-name="T2">INSERT</text:span>, <text:span text:style-name="T2">UPDATE</text:span> ou <text:span text:style-name="T2">DELETE</text:span> quando executados sozinhos, e os registros são alterados somente se o comando for executado com sucesso.</text:p>
      <text:p text:style-name="P6"/>
      <text:p text:style-name="P6">- No entanto, existem comandos que possibilitam o controle de transação de forma explícita. São eles: <text:span text:style-name="T2">BEGIN</text:span> <text:span text:style-name="T2">TRANSACTION</text:span>, <text:span text:style-name="T2">COMIT</text:span> <text:span text:style-name="T2">TRANSACTION</text:span> e <text:span text:style-name="T2">ROLLBACK</text:span> <text:span text:style-name="T2">TRANSACTION</text:span>.</text:p>
      <text:p text:style-name="P6"/>
      <text:p text:style-name="P6"/>
      <text:p text:style-name="P6"><text:span text:style-name="T2">BEGIN</text:span> <text:span text:style-name="T2">TRANSACTION</text:span> Trans01 </text:p>
      <text:p text:style-name="P6"><text:tab/><text:span text:style-name="T2">UPDATE</text:span> ContaBancaria <text:span text:style-name="T2">SET</text:span> saldo = saldo - 900 </text:p>
      <text:p text:style-name="P6"><text:tab/><text:tab/><text:span text:style-name="T2">WHERE</text:span> banco = ‘005’ </text:p>
      <text:p text:style-name="P6"><text:tab/><text:tab/><text:span text:style-name="T2">AND</text:span> agencia = ‘6658’ </text:p>
      <text:p text:style-name="P6"><text:tab/><text:tab/><text:span text:style-name="T2">AND</text:span> conta = ‘118779-5’</text:p>
      <text:p text:style-name="P6"><text:tab/><text:span text:style-name="T2">UPDATE</text:span> ContaBancaria <text:span text:style-name="T2">SET</text:span> saldo = saldo + 900 </text:p>
      <text:p text:style-name="P6"><text:tab/><text:tab/><text:span text:style-name="T2">WHERE</text:span> banco = ‘633’ </text:p>
      <text:p text:style-name="P6"><text:tab/><text:tab/><text:span text:style-name="T2">AND</text:span> agencia = ‘2115’ </text:p>
      <text:p text:style-name="P6"><text:tab/><text:tab/><text:span text:style-name="T2">AND</text:span> conta = ‘5496085-9’ </text:p>
      <text:p text:style-name="P6"><text:span text:style-name="T2">COMMIT</text:span> <text:span text:style-name="T2">TRANSACTION</text:span> Trans01</text:p>
      <text:p text:style-name="P6"/>
      <text:p text:style-name="P6">As alterações solicitadas pelos comandos executados abaixo do <text:span text:style-name="T2">BEGIN</text:span> <text:span text:style-name="T2">TRANSACTION</text:span> são realizadas somente após o comando <text:span text:style-name="T2">COMMIT</text:span> <text:span text:style-name="T2">TRANSACTION</text:span>. Caso algum erro ocorra, o comando de <text:span text:style-name="T2">COMMIT</text:span> não é realizado.</text:p>
      <text:p text:style-name="P6"/>
      <text:p text:style-name="P7"><text:span text:style-name="T2">BEGIN</text:span> <text:span text:style-name="T2">TRANSACTION</text:span> Trans02 </text:p>
      <text:p text:style-name="P7"><text:tab/><text:span text:style-name="T2">UPDATE</text:span> ContaBancaria <text:span text:style-name="T2">SET</text:span> saldo = 28000 </text:p>
      <text:p text:style-name="P7"><text:tab/><text:tab/><text:span text:style-name="T2">WHERE</text:span> agencia = ‘6658’; </text:p>
      <text:p text:style-name="P7"><text:span text:style-name="T2">SELECT</text:span> * <text:span text:style-name="T2">from</text:span> ContaBancaria;</text:p>
      <text:p text:style-name="P7"/>
      <text:p text:style-name="P17"><text:span text:style-name="T9">// </text:span><text:span text:style-name="T11">Saldo</text:span><text:span text:style-name="T10">: </text:span>R$ 28.000,00 </text:p>
      <text:p text:style-name="P17"/>
      <text:p text:style-name="P17"><text:span text:style-name="T2">ROLLBACK</text:span> <text:span text:style-name="T2">TRANSACTION</text:span> Trans02; </text:p>
      <text:p text:style-name="P17"/>
      <text:p text:style-name="P17"><text:span text:style-name="T2">SELECT</text:span> * <text:span text:style-name="T2">FROM</text:span> ContaBancaria;</text:p>
      <text:p text:style-name="P6"/>
      <text:p text:style-name="P16"><text:span text:style-name="T9">// </text:span><text:span text:style-name="T11">Saldo</text:span><text:span text:style-name="T10">: </text:span>R$ 25.441,00 </text:p>
      <text:p text:style-name="P6"/>
      <text:p text:style-name="P6">Embora, após o comando <text:span text:style-name="T2">UPDATE</text:span>, o resultado do comando <text:span text:style-name="T2">SELECT</text:span> mostrasse um saldo atualizado, somente um comando de <text:span text:style-name="T2">COMMIT</text:span> oficializaria este dado na base de dados. Após a execução do <text:span text:style-name="T2">ROLLBACK</text:span>, o valor anterior é recuperado e a atualização é descartada. A mesma transação pode ser vista, agora com o comando de <text:span text:style-name="T2">COMMIT</text:span></text:p>
      <text:p text:style-name="P6"/>
      <text:p text:style-name="P8"><text:span text:style-name="T2">BEGIN</text:span> <text:span text:style-name="T2">TRANSACTION</text:span> Trans02 </text:p>
      <text:p text:style-name="P8"><text:tab/><text:span text:style-name="T2">UPDATE</text:span> ContaBancaria <text:span text:style-name="T2">SET</text:span> saldo = 28000 </text:p>
      <text:p text:style-name="P8"><text:tab/><text:tab/><text:span text:style-name="T2">WHERE</text:span> agencia = ‘6658’; </text:p>
      <text:p text:style-name="P8"><text:soft-page-break/><text:span text:style-name="T2">SELECT</text:span> * <text:span text:style-name="T2">from</text:span> ContaBancaria;</text:p>
      <text:p text:style-name="P8"/>
      <text:p text:style-name="P18"><text:span text:style-name="T9">// </text:span><text:span text:style-name="T11">Saldo</text:span><text:span text:style-name="T10">: </text:span>R$ 28.000,00 </text:p>
      <text:p text:style-name="P18"/>
      <text:p text:style-name="P18"><text:span text:style-name="T4">COMMIT</text:span> <text:span text:style-name="T2">TRANSACTION</text:span> Trans02; </text:p>
      <text:p text:style-name="P18"/>
      <text:p text:style-name="P18"><text:span text:style-name="T2">SELECT</text:span> * <text:span text:style-name="T2">FROM</text:span> ContaBancaria;</text:p>
      <text:p text:style-name="P8"/>
      <text:p text:style-name="P9">// <text:span text:style-name="T3">Saldo</text:span><text:span text:style-name="T8">: <text:s/>R$ 28.000,00</text:span></text:p>
      <text:p text:style-name="P6"/>
      <text:p text:style-name="P6"/>
      <text:p text:style-name="P6">A permissão é concedida através do comando <text:span text:style-name="T2">GRANT</text:span> e negada pelo comando <text:span text:style-name="T2">DENY</text:span>. Estes comandos devem ser executados levando em consideração o que será permitido/negado e a quem. As opções mais comuns de permissão/ negação são os comandos <text:span text:style-name="T2">SELECT</text:span>, <text:span text:style-name="T2">INSERT</text:span>, <text:span text:style-name="T2">UPDATE</text:span> e <text:span text:style-name="T2">DELETE</text:span>.</text:p>
      <text:p text:style-name="P6"/>
      <text:p text:style-name="P10"><text:span text:style-name="T2">GRANT</text:span> <text:span text:style-name="T2">SELECT</text:span> </text:p>
      <text:p text:style-name="P10"><text:tab/><text:span text:style-name="T2">on</text:span> Clientes, Municipio </text:p>
      <text:p text:style-name="P10"><text:tab/><text:span text:style-name="T2">TO</text:span> novo_usuario </text:p>
      <text:p text:style-name="P10"/>
      <text:p text:style-name="P10"><text:span text:style-name="T2">GRANT</text:span> <text:span text:style-name="T2">SELECT</text:span>, <text:span text:style-name="T2">UPDATE</text:span> </text:p>
      <text:p text:style-name="P10"><text:tab/><text:span text:style-name="T2">ON</text:span> NF,NFItens </text:p>
      <text:p text:style-name="P10"><text:tab/><text:span text:style-name="T2">TO</text:span> novo_usuario </text:p>
      <text:p text:style-name="P10"/>
      <text:p text:style-name="P10"><text:span text:style-name="T2">DENY</text:span> <text:span text:style-name="T2">INSERT</text:span>, <text:span text:style-name="T2">DELETE</text:span> </text:p>
      <text:p text:style-name="P10"><text:tab/><text:span text:style-name="T2">ON</text:span> NF,NFItens, Clientes, Municipio </text:p>
      <text:p text:style-name="P10"><text:tab/><text:span text:style-name="T2">TO</text:span> novo_usuario</text:p>
      <text:p text:style-name="P10"/>
      <text:p text:style-name="P14">No exemplo anterior, o novo_usuário recebeu permissão de visualizar o conteúdo das tabelas <text:span text:style-name="T2">Clientes</text:span> e <text:span text:style-name="T2">Municipio</text:span>, bem como visualizar e alterar as tabelas <text:span text:style-name="T2">NF</text:span> e <text:span text:style-name="T2">NFItens</text:span>. Ao mesmo tempo, está sendo negada permissão de executar os comandos <text:span text:style-name="T2">INSERT</text:span> e <text:span text:style-name="T2">DELETE</text:span> para as tabelas citadas anteriormente.</text:p>
      <text:p text:style-name="P15"/>
      <text:p text:style-name="P15"/>
      <text:p text:style-name="P15">Diferentemente do <text:span text:style-name="T2">DENY</text:span>, o <text:span text:style-name="T2">REVOKE</text:span> não nega uma permissão. Este comando somente retira a permissão concedida/ negada, deixando assim as permissões como eram anteriormente à operação de <text:span text:style-name="T2">GRANT</text:span> ou <text:span text:style-name="T2">DENY</text:span>. Caso a tabela Clientes tenha permissão pública negada como opção padrão, o usuário <text:span text:style-name="T2">novo_usuario</text:span> se enquadrará na mesma regra, visto que sua permissão foi retirada.</text:p>
      <text:p text:style-name="P10"/>
      <text:p text:style-name="P11"><text:span text:style-name="T2">REVOKE</text:span> <text:span text:style-name="T2">SELECT</text:span> </text:p>
      <text:p text:style-name="P11"><text:tab/><text:span text:style-name="T2">ON</text:span> Clientes </text:p>
      <text:p text:style-name="P11"><text:tab/><text:span text:style-name="T2">FROM</text:span> novo_usuari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50:26.671924075</meta:creation-date>
    <dc:date>2018-11-21T21:32:46.355554484</dc:date>
    <meta:editing-duration>PT2H51M50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3" meta:paragraph-count="77" meta:word-count="866" meta:character-count="5560" meta:non-whitespace-character-count="4695"/>
  </office:meta>
</office:document-meta>
</file>